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'Ubuntu Mono', monospace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2a0a48" officeooo:paragraph-rsid="002a0a48"/>
    </style:style>
    <style:style style:name="P2" style:family="paragraph" style:parent-style-name="Standard">
      <style:text-properties officeooo:rsid="002076aa" officeooo:paragraph-rsid="002076aa"/>
    </style:style>
    <style:style style:name="P3" style:family="paragraph" style:parent-style-name="Standard">
      <style:text-properties officeooo:paragraph-rsid="0021d66b"/>
    </style:style>
    <style:style style:name="P4" style:family="paragraph" style:parent-style-name="Standard">
      <style:text-properties officeooo:paragraph-rsid="0022b3d0"/>
    </style:style>
    <style:style style:name="P5" style:family="paragraph" style:parent-style-name="Standard">
      <style:text-properties officeooo:paragraph-rsid="00246c85"/>
    </style:style>
    <style:style style:name="P6" style:family="paragraph" style:parent-style-name="Standard">
      <style:text-properties officeooo:paragraph-rsid="00262b2e"/>
    </style:style>
    <style:style style:name="P7" style:family="paragraph" style:parent-style-name="Standard">
      <style:text-properties officeooo:rsid="00262b2e" officeooo:paragraph-rsid="00262b2e"/>
    </style:style>
    <style:style style:name="P8" style:family="paragraph" style:parent-style-name="Standard">
      <style:text-properties officeooo:paragraph-rsid="002748b8"/>
    </style:style>
    <style:style style:name="P9" style:family="paragraph" style:parent-style-name="Standard">
      <style:text-properties officeooo:paragraph-rsid="0028737f"/>
    </style:style>
    <style:style style:name="P10" style:family="paragraph" style:parent-style-name="Standard">
      <style:text-properties officeooo:paragraph-rsid="00299f39"/>
    </style:style>
    <style:style style:name="P11" style:family="paragraph" style:parent-style-name="Standard">
      <style:text-properties officeooo:paragraph-rsid="0029b517"/>
    </style:style>
    <style:style style:name="P12" style:family="paragraph" style:parent-style-name="Standard">
      <style:text-properties officeooo:rsid="0029b517" officeooo:paragraph-rsid="0029b517"/>
    </style:style>
    <style:style style:name="P13" style:family="paragraph" style:parent-style-name="Standard">
      <style:text-properties officeooo:paragraph-rsid="002a0a48"/>
    </style:style>
    <style:style style:name="P14" style:family="paragraph" style:parent-style-name="Text_20_body">
      <style:paragraph-properties fo:margin-top="0cm" fo:margin-bottom="0cm" loext:contextual-spacing="false" fo:padding="0.049cm" fo:border="0.06pt solid #e1e5eb"/>
      <style:text-properties style:text-underline-style="none" officeooo:paragraph-rsid="00290575"/>
    </style:style>
    <style:style style:name="T1" style:family="text">
      <style:text-properties fo:color="#e83e8c" style:font-name="SFMono-Regular" fo:font-size="10.5pt" style:text-underline-style="none" loext:padding="0.049cm" loext:border="0.06pt solid #e1e5eb"/>
    </style:style>
    <style:style style:name="T2" style:family="text">
      <style:text-properties style:text-underline-style="solid" style:text-underline-width="auto" style:text-underline-color="font-color" loext:padding="0.049cm" loext:border="0.06pt solid #e1e5eb"/>
    </style:style>
    <style:style style:name="T3" style:family="text">
      <style:text-properties style:text-underline-style="none" loext:padding="0.049cm" loext:border="0.06pt solid #e1e5eb"/>
    </style:style>
    <style:style style:name="T4" style:family="text">
      <style:text-properties style:text-underline-style="none" fo:font-weight="bold" loext:padding="0.049cm" loext:border="0.06pt solid #e1e5eb"/>
    </style:style>
    <style:style style:name="T5" style:family="text">
      <style:text-properties style:text-underline-style="none" fo:font-weight="bold" officeooo:rsid="0029b517" loext:padding="0.049cm" loext:border="0.06pt solid #e1e5eb"/>
    </style:style>
    <style:style style:name="T6" style:family="text">
      <style:text-properties style:text-underline-style="none" fo:font-weight="bold" officeooo:rsid="002a0a48" loext:padding="0.049cm" loext:border="0.06pt solid #e1e5eb"/>
    </style:style>
    <style:style style:name="T7" style:family="text">
      <style:text-properties style:text-underline-style="none" fo:font-weight="normal" officeooo:rsid="0029b517" style:font-weight-asian="normal" style:font-weight-complex="normal" loext:padding="0.049cm" loext:border="0.06pt solid #e1e5eb"/>
    </style:style>
    <style:style style:name="T8" style:family="text">
      <style:text-properties style:text-underline-style="none" fo:font-weight="normal" officeooo:rsid="00299f39" style:font-weight-asian="normal" style:font-weight-complex="normal" loext:padding="0.049cm" loext:border="0.06pt solid #e1e5eb"/>
    </style:style>
    <style:style style:name="T9" style:family="text">
      <style:text-properties style:text-underline-style="none" fo:font-weight="normal" officeooo:rsid="002a0a48" style:font-weight-asian="normal" style:font-weight-complex="normal" loext:padding="0.049cm" loext:border="0.06pt solid #e1e5eb"/>
    </style:style>
    <style:style style:name="T10" style:family="text">
      <style:text-properties style:text-underline-style="none" officeooo:rsid="002076aa" loext:padding="0.049cm" loext:border="0.06pt solid #e1e5eb"/>
    </style:style>
    <style:style style:name="T11" style:family="text">
      <style:text-properties style:text-underline-style="none" officeooo:rsid="0022b3d0" loext:padding="0.049cm" loext:border="0.06pt solid #e1e5eb"/>
    </style:style>
    <style:style style:name="T12" style:family="text">
      <style:text-properties style:text-underline-style="none" officeooo:rsid="00246c85" loext:padding="0.049cm" loext:border="0.06pt solid #e1e5eb"/>
    </style:style>
    <style:style style:name="T13" style:family="text">
      <style:text-properties style:text-underline-style="none" officeooo:rsid="00262b2e" loext:padding="0.049cm" loext:border="0.06pt solid #e1e5eb"/>
    </style:style>
    <style:style style:name="T14" style:family="text">
      <style:text-properties style:text-underline-style="none" officeooo:rsid="002748b8" loext:padding="0.049cm" loext:border="0.06pt solid #e1e5eb"/>
    </style:style>
    <style:style style:name="T15" style:family="text">
      <style:text-properties style:text-underline-style="none" officeooo:rsid="0028737f" loext:padding="0.049cm" loext:border="0.06pt solid #e1e5eb"/>
    </style:style>
    <style:style style:name="T16" style:family="text">
      <style:text-properties style:text-underline-style="none" officeooo:rsid="00299f39" loext:padding="0.049cm" loext:border="0.06pt solid #e1e5eb"/>
    </style:style>
    <style:style style:name="T17" style:family="text">
      <style:text-properties style:text-underline-style="none" officeooo:rsid="0029b517" loext:padding="0.049cm" loext:border="0.06pt solid #e1e5eb"/>
    </style:style>
    <style:style style:name="T18" style:family="text">
      <style:text-properties style:text-underline-style="none" officeooo:rsid="002a0a48" loext:padding="0.049cm" loext:border="0.06pt solid #e1e5eb"/>
    </style:style>
    <style:style style:name="T19" style:family="text">
      <style:text-properties fo:font-size="11pt" style:text-underline-style="solid" style:text-underline-width="auto" style:text-underline-color="font-color" style:font-size-asian="11pt" style:font-size-complex="11pt" loext:padding="0.049cm" loext:border="0.06pt solid #e1e5eb"/>
    </style:style>
    <style:style style:name="T20" style:family="text">
      <style:text-properties officeooo:rsid="0029b5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Strong_20_Emphasis"><text:span text:style-name="T6">Base de Dados:</text:span></text:span></text:p>
      <text:p text:style-name="P13"><text:span text:style-name="Strong_20_Emphasis"><text:span text:style-name="T9"/></text:span></text:p>
      <text:p text:style-name="P13"><text:span text:style-name="Strong_20_Emphasis"><text:span text:style-name="T9">https://course.betrybe.com//back-end/mongodb/superheroes.json</text:span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>Exercício 1: </text:span></text:span><text:span text:style-name="T3">Inspecione um documento para que você se familiarize com eles. Entenda os campos e os níveis existentes no documento escolhido.</text:span></text:p>
      <text:p text:style-name="P2"><text:span text:style-name="T3">db.superheroes.findOne();</text:span></text:p>
      <text:p text:style-name="Standard"><text:span text:style-name="T3"/></text:p>
      <text:p text:style-name="Standard"><text:span text:style-name="Strong_20_Emphasis"><text:span text:style-name="T4">Exercício 2: </text:span></text:span><text:span text:style-name="T3">Selecione todos os super-heróis com menos de 1.80m de altura. Lembre-se de que essa informação está gravada em centímetros.</text:span></text:p>
      <text:p text:style-name="P2"><text:span text:style-name="T3">db.superheroes.find({“aspects.height”: {$lt: 180}});</text:span></text:p>
      <text:p text:style-name="Standard"><text:span text:style-name="T3"/></text:p>
      <text:p text:style-name="Standard"><text:span text:style-name="Strong_20_Emphasis"><text:span text:style-name="T4">Exercício 3: </text:span></text:span><text:span text:style-name="T3">Retorne o total de super-heróis menores que 1.80m.</text:span></text:p>
      <text:p text:style-name="P3"><text:span text:style-name="T10">db.superheroes.count({ "aspects.height": { $lt: 180 } });</text:span></text:p>
      <text:p text:style-name="Standard"><text:span text:style-name="T3"/></text:p>
      <text:p text:style-name="Standard"><text:span text:style-name="Strong_20_Emphasis"><text:span text:style-name="T4">Exercício 4: </text:span></text:span><text:span text:style-name="T3">Retorne o total de super-heróis com até 1.80m.</text:span></text:p>
      <text:p text:style-name="P4"><text:span text:style-name="T10">db.superheroes.count({ "aspects.height": { $lt</text:span><text:span text:style-name="T11">e</text:span><text:span text:style-name="T10">: 180 } });</text:span></text:p>
      <text:p text:style-name="P4"><text:span text:style-name="T10"/></text:p>
      <text:p text:style-name="Standard"><text:span text:style-name="Strong_20_Emphasis"><text:span text:style-name="T4">Exercício 5: </text:span></text:span><text:span text:style-name="T3">Selecione um super-herói com 2.00m ou mais de altura.</text:span></text:p>
      <text:p text:style-name="P5"><text:span text:style-name="T10">db.superheroes.</text:span><text:span text:style-name="T12">findOne</text:span><text:span text:style-name="T10">({ "aspects.height": { $</text:span><text:span text:style-name="T12">gte</text:span><text:span text:style-name="T10">: </text:span><text:span text:style-name="T12">200</text:span><text:span text:style-name="T10"> } });</text:span></text:p>
      <text:p text:style-name="P5"><text:span text:style-name="T10"/></text:p>
      <text:p text:style-name="Standard"><text:span text:style-name="Strong_20_Emphasis"><text:span text:style-name="T4">Exercício 6: </text:span></text:span><text:span text:style-name="T3">Retorne o total de super-heróis com 2.00m ou mais.</text:span></text:p>
      <text:p text:style-name="P5"><text:span text:style-name="T10">db.superheroes.</text:span><text:span text:style-name="T12">count</text:span><text:span text:style-name="T10">({ "aspects.height": { $</text:span><text:span text:style-name="T12">gte</text:span><text:span text:style-name="T10">: </text:span><text:span text:style-name="T12">200</text:span><text:span text:style-name="T10"> } });</text:span></text:p>
      <text:p text:style-name="Standard"><text:span text:style-name="T3"/></text:p>
      <text:p text:style-name="Standard"><text:span text:style-name="Strong_20_Emphasis"><text:span text:style-name="T4">Exercício 7: </text:span></text:span><text:span text:style-name="T3">Selecione todos os super-heróis que têm olhos verdes.</text:span></text:p>
      <text:p text:style-name="P6"><text:span text:style-name="T10">db.superheroes.</text:span><text:span text:style-name="T12">find</text:span><text:span text:style-name="T10">({ "aspects.</text:span><text:span text:style-name="T13">eyeColor</text:span><text:span text:style-name="T10">": <text:s/></text:span><text:span text:style-name="T13">{ $in: [</text:span><text:span text:style-name="T10">"</text:span><text:span text:style-name="T13">green</text:span><text:span text:style-name="T10">" </text:span><text:span text:style-name="T13">]</text:span><text:span text:style-name="T10"> </text:span><text:span text:style-name="T13">}</text:span><text:span text:style-name="T10">}).</text:span><text:span text:style-name="T13">pretty()</text:span><text:span text:style-name="T10">;</text:span></text:p>
      <text:p text:style-name="P7"><text:span text:style-name="T10">O</text:span><text:span text:style-name="T3">U</text:span></text:p>
      <text:p text:style-name="P7">db.superheroes.find( { "aspects.eyeColor": { $eq: "green" } } ).pretty();</text:p>
      <text:p text:style-name="P6"><text:span text:style-name="T3"/></text:p>
      <text:p text:style-name="Standard"><text:span text:style-name="Strong_20_Emphasis"><text:span text:style-name="T4">Exercício 8: </text:span></text:span><text:span text:style-name="T3">Retorne o total de super-heróis com olhos azuis.</text:span></text:p>
      <text:p text:style-name="P6"><text:span text:style-name="T13">db.superheroes.count( { "aspects.eyeColor": { $eq: "blue" } } );</text:span></text:p>
      <text:p text:style-name="Standard"><text:span text:style-name="T3"/></text:p>
      <text:p text:style-name="Standard"><text:span text:style-name="Strong_20_Emphasis"><text:span text:style-name="T4">Exercício 9: </text:span></text:span><text:span text:style-name="T3">Utilizando o operador </text:span><text:span text:style-name="Source_20_Text"><text:span text:style-name="T1">$in </text:span></text:span><text:span text:style-name="T3">, selecione todos os super-heróis com cabelos pretos ou carecas ( </text:span><text:span text:style-name="Source_20_Text"><text:span text:style-name="T1">"N <text:s/>Hair"</text:span></text:span><text:span text:style-name="T3">).</text:span></text:p>
      <text:p text:style-name="P8"><text:span text:style-name="T3">db.</text:span><text:span text:style-name="T13">superheroes</text:span><text:span text:style-name="T3">.find({ </text:span><text:span text:style-name="T13">"</text:span><text:span text:style-name="T14">aspects.</text:span><text:span text:style-name="T3">hairColor</text:span><text:span text:style-name="T13">"</text:span><text:span text:style-name="T3">: { $in: [ </text:span><text:span text:style-name="T13">"No Hair", "</text:span><text:span text:style-name="T14">b</text:span><text:span text:style-name="T13">lack"</text:span><text:span text:style-name="T3">] } }).</text:span><text:span text:style-name="T14">pretty()</text:span><text:span text:style-name="T3">;</text:span></text:p>
      <text:p text:style-name="Standard"><text:span text:style-name="T3"/></text:p>
      <text:p text:style-name="Standard"><text:span text:style-name="Strong_20_Emphasis"><text:span text:style-name="T4">Exercício 10: </text:span></text:span><text:span text:style-name="T3">Retorne o total de super-heróis com cabelos pretos ou carecas ( </text:span><text:span text:style-name="Source_20_Text"><text:span text:style-name="T1">"No Hair"</text:span></text:span><text:span text:style-name="T3"> ).</text:span></text:p>
      <text:p text:style-name="P8"><text:span text:style-name="T3">db.</text:span><text:span text:style-name="T13">superheroes</text:span><text:span text:style-name="T3">.</text:span><text:span text:style-name="T14">c</text:span><text:span text:style-name="T15">ount</text:span><text:span text:style-name="T3">({ </text:span><text:span text:style-name="T13">"</text:span><text:span text:style-name="T14">aspects.</text:span><text:span text:style-name="T3">hairColor</text:span><text:span text:style-name="T13">"</text:span><text:span text:style-name="T3">: { $in: [ </text:span><text:span text:style-name="T13">"No Hair", "</text:span><text:span text:style-name="T14">b</text:span><text:span text:style-name="T13">lack"</text:span><text:span text:style-name="T3">] } });</text:span></text:p>
      <text:p text:style-name="Standard"><text:span text:style-name="T3"/></text:p>
      <text:p text:style-name="Standard"><text:span text:style-name="Strong_20_Emphasis"><text:span text:style-name="T4">Exercício 11: </text:span></text:span><text:span text:style-name="T3">Retorne o total de super-heróis que não tenham cabelos pretos ou não sejam carecas.</text:span></text:p>
      <text:p text:style-name="P9"><text:span text:style-name="T3">db.superheroes.count(</text:span></text:p>
      <text:p text:style-name="P9"><text:span text:style-name="T3"><text:s text:c="4"/>{ "aspects.hairColor": { $nin: ["black", "No Hair"] } }</text:span></text:p>
      <text:p text:style-name="P9"><text:span text:style-name="T3">);</text:span></text:p>
      <text:p text:style-name="P9"><text:soft-page-break/><text:span text:style-name="T3"/></text:p>
      <text:p text:style-name="P9"><text:span text:style-name="T3"/></text:p>
      <text:p text:style-name="Standard"><text:span text:style-name="T3"/></text:p>
      <text:p text:style-name="Standard"><text:span text:style-name="Strong_20_Emphasis"><text:span text:style-name="T4">Exercício 12: </text:span></text:span><text:span text:style-name="T3">Utilizando o operador </text:span><text:span text:style-name="Source_20_Text"><text:span text:style-name="T1">$not</text:span></text:span><text:span text:style-name="T3"> , retorne o total de super-heróis que não tenham mais de 1.80m de altura.</text:span></text:p>
      <text:p text:style-name="P9"><text:span text:style-name="T3">db.superheroes.</text:span><text:span text:style-name="T15">count</text:span><text:span text:style-name="T3">({ </text:span><text:span text:style-name="T13">"</text:span><text:span text:style-name="T14">aspects.</text:span><text:span text:style-name="T15">height</text:span><text:span text:style-name="T13">"</text:span><text:span text:style-name="T3">: { $not: { $gt: </text:span><text:span text:style-name="T15">180</text:span><text:span text:style-name="T3"> } } });</text:span></text:p>
      <text:p text:style-name="Standard"><text:span text:style-name="T3"/></text:p>
      <text:p text:style-name="Standard"><text:span text:style-name="Strong_20_Emphasis"><text:span text:style-name="T4">Exercício 13: </text:span></text:span><text:span text:style-name="T3">Selecione todos os super-heróis que </text:span><text:span text:style-name="Strong_20_Emphasis"><text:span text:style-name="T4">não </text:span></text:span><text:span text:style-name="T3">sejam </text:span><text:span text:style-name="Strong_20_Emphasis"><text:span text:style-name="T4">humanos </text:span></text:span><text:span text:style-name="T3">e </text:span><text:span text:style-name="Strong_20_Emphasis"><text:span text:style-name="T4">não </text:span></text:span><text:span text:style-name="T3">sejam maiores do que </text:span><text:span text:style-name="Strong_20_Emphasis"><text:span text:style-name="T4">1.80m </text:span></text:span><text:span text:style-name="T3">.</text:span></text:p>
      <text:p text:style-name="P14"><text:span text:style-name="T19">db.superheroes.find(</text:span></text:p>
      <text:p text:style-name="P14"><text:span text:style-name="T19"><text:s text:c="4"/>{</text:span></text:p>
      <text:p text:style-name="P14"><text:span text:style-name="T19">nor: [</text:span></text:p>
      <text:p text:style-name="P14"><text:span text:style-name="T19"><text:s text:c="12"/>{ race: "Human" },</text:span></text:p>
      <text:p text:style-name="P14"><text:span text:style-name="T19"><text:s text:c="12"/>{ "aspects.height": { $gt: 180 } }</text:span></text:p>
      <text:p text:style-name="P14"><text:span text:style-name="T19"><text:s text:c="8"/>]</text:span></text:p>
      <text:p text:style-name="P14"><text:span text:style-name="T19"><text:s text:c="4"/>}</text:span></text:p>
      <text:p text:style-name="P14"><text:span text:style-name="T19">).pretty();</text:span></text:p>
      <text:p text:style-name="P9"><text:span text:style-name="T2"/></text:p>
      <text:p text:style-name="Standard"><text:span text:style-name="Strong_20_Emphasis"><text:span text:style-name="T4">Exercício 14: </text:span></text:span><text:span text:style-name="T3">Selecione todos os super-heróis com </text:span><text:span text:style-name="Strong_20_Emphasis"><text:span text:style-name="T4">1.80m </text:span></text:span><text:span text:style-name="T3">ou </text:span><text:span text:style-name="Strong_20_Emphasis"><text:span text:style-name="T4">2.00m </text:span></text:span><text:span text:style-name="T3">de altura e que </text:span><text:span text:style-name="Strong_20_Emphasis"><text:span text:style-name="T4">sejam publicados </text:span></text:span><text:span text:style-name="T3">pela </text:span><text:span text:style-name="Strong_20_Emphasis"><text:span text:style-name="T4">Marvel Comics </text:span></text:span><text:span text:style-name="T3">.</text:span></text:p>
      <text:p text:style-name="P10"><text:span text:style-name="T16">db.superheroes.find(</text:span></text:p>
      <text:p text:style-name="P10"><text:span text:style-name="T16"><text:s text:c="4"/>{</text:span></text:p>
      <text:p text:style-name="P10"><text:span text:style-name="T16">$and:[</text:span></text:p>
      <text:p text:style-name="P10"><text:span text:style-name="T16"><text:s text:c="12"/>{</text:span></text:p>
      <text:p text:style-name="P10"><text:span text:style-name="T16">$or: [{ "aspects.height": 180 }, { "aspects.height": 200 }]</text:span></text:p>
      <text:p text:style-name="P10"><text:span text:style-name="T16"><text:s text:c="12"/>},</text:span></text:p>
      <text:p text:style-name="P10"><text:span text:style-name="T16"><text:s text:c="12"/>{</text:span></text:p>
      <text:p text:style-name="P10"><text:span text:style-name="T16"><text:s text:c="16"/>publisher: "Marvel Comics"</text:span></text:p>
      <text:p text:style-name="P10"><text:span text:style-name="T16"><text:s text:c="12"/>}</text:span></text:p>
      <text:p text:style-name="P10"><text:span text:style-name="T16"><text:s text:c="8"/>]</text:span></text:p>
      <text:p text:style-name="P10"><text:span text:style-name="T16"><text:s text:c="4"/>}</text:span></text:p>
      <text:p text:style-name="P10"><text:span text:style-name="T16">).pretty();</text:span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oft-page-break/><text:span text:style-name="T3"/></text:p>
      <text:p text:style-name="Standard"><text:span text:style-name="T3"/></text:p>
      <text:p text:style-name="Standard"><text:span text:style-name="Strong_20_Emphasis"><text:span text:style-name="T4">Exercício 15: </text:span></text:span><text:span text:style-name="T3">Selecione todos os super-heróis que </text:span><text:span text:style-name="Strong_20_Emphasis"><text:span text:style-name="T4">pesem </text:span></text:span><text:span text:style-name="T3">entre </text:span><text:span text:style-name="Strong_20_Emphasis"><text:span text:style-name="T4">80kg </text:span></text:span><text:span text:style-name="T3">e </text:span><text:span text:style-name="Strong_20_Emphasis"><text:span text:style-name="T4">100kg </text:span></text:span><text:span text:style-name="T3">, sejam </text:span><text:span text:style-name="Strong_20_Emphasis"><text:span text:style-name="T4">Humanos </text:span></text:span><text:span text:style-name="T3">ou </text:span><text:span text:style-name="Strong_20_Emphasis"><text:span text:style-name="T4">Mutantes </text:span></text:span><text:span text:style-name="T3">e </text:span><text:span text:style-name="Strong_20_Emphasis"><text:span text:style-name="T4">não sejam publicados </text:span></text:span><text:span text:style-name="T3">pela </text:span><text:span text:style-name="Strong_20_Emphasis"><text:span text:style-name="T4">DC Comics </text:span></text:span><text:span text:style-name="T3">.</text:span></text:p>
      <text:p text:style-name="P10"><text:span text:style-name="T16">db.superheroes.find(</text:span></text:p>
      <text:p text:style-name="P10"><text:span text:style-name="T16"><text:s text:c="4"/>{</text:span></text:p>
      <text:p text:style-name="P10"><text:span text:style-name="T16">$and:[</text:span></text:p>
      <text:p text:style-name="P10"><text:span text:style-name="T16"><text:s text:c="12"/>{</text:span></text:p>
      <text:p text:style-name="P10"><text:span text:style-name="T16"><text:tab/> <text:s text:c="6"/>"aspects.weight": { $gte: 80, $lte: 100}</text:span></text:p>
      <text:p text:style-name="P10"><text:span text:style-name="T16"><text:s text:c="12"/>},</text:span></text:p>
      <text:p text:style-name="P10"><text:span text:style-name="T16"><text:s text:c="12"/>{</text:span></text:p>
      <text:p text:style-name="P11"><text:span text:style-name="T16"><text:s text:c="18"/>"publisher": </text:span><text:span text:style-name="T17">{ $ne: </text:span><text:span text:style-name="T16">"</text:span><text:span text:style-name="T17">DC Comics</text:span><text:span text:style-name="T16">"</text:span><text:span text:style-name="T17">}</text:span></text:p>
      <text:p text:style-name="P11"><text:span text:style-name="T17"><text:tab/>}</text:span><text:span text:style-name="T16">,</text:span></text:p>
      <text:p text:style-name="P11"><text:span text:style-name="T16"><text:tab/></text:span><text:span text:style-name="T17">{</text:span></text:p>
      <text:p text:style-name="P11"><text:span text:style-name="T17"><text:tab/> <text:s text:c="6"/>$or: [{race</text:span><text:span text:style-name="T16">: "</text:span><text:span text:style-name="T17">Human</text:span><text:span text:style-name="T16">"</text:span><text:span text:style-name="T17">}, {race</text:span><text:span text:style-name="T16">: "</text:span><text:span text:style-name="T17">Mutant</text:span><text:span text:style-name="T16">"</text:span><text:span text:style-name="T17">}]</text:span></text:p>
      <text:p text:style-name="P11"><text:span text:style-name="T17"><text:tab/>}</text:span><text:span text:style-name="T16"><text:tab/></text:span></text:p>
      <text:p text:style-name="P10"><text:span text:style-name="T16"><text:s text:c="8"/>]</text:span></text:p>
      <text:p text:style-name="P10"><text:span text:style-name="T16"><text:s text:c="4"/>}</text:span></text:p>
      <text:p text:style-name="P10"><text:span text:style-name="T16">).pretty();</text:span></text:p>
      <text:p text:style-name="Standard"><text:span text:style-name="T3"/></text:p>
      <text:p text:style-name="Standard"><text:span text:style-name="Strong_20_Emphasis"><text:span text:style-name="T4">Exercício 16: </text:span></text:span><text:span text:style-name="T3">Retorne o total de documentos que </text:span><text:span text:style-name="Strong_20_Emphasis"><text:span text:style-name="T4">não </text:span></text:span><text:span text:style-name="T3">contêm o campo </text:span><text:span text:style-name="Strong_20_Emphasis"><text:span text:style-name="T4">race </text:span></text:span><text:span text:style-name="T3">.</text:span></text:p>
      <text:p text:style-name="P12">db. <text:span text:style-name="T16">superheroes.</text:span><text:span text:style-name="T3">find({ race: { $exists: false } }).count();</text:span></text:p>
      <text:p text:style-name="Standard"><text:span text:style-name="T3"/></text:p>
      <text:p text:style-name="Standard"><text:span text:style-name="Strong_20_Emphasis"><text:span text:style-name="T4">Exercício 17: </text:span></text:span><text:span text:style-name="T3">Retorne o total de documentos que </text:span><text:span text:style-name="Strong_20_Emphasis"><text:span text:style-name="T4">contêm </text:span></text:span><text:span text:style-name="T3">o campo </text:span><text:span text:style-name="Strong_20_Emphasis"><text:span text:style-name="T4">hairColor </text:span></text:span><text:span text:style-name="T3">.</text:span></text:p>
      <text:p text:style-name="P13"><text:span text:style-name="T17">db. </text:span><text:span text:style-name="T16">superheroes.</text:span><text:span text:style-name="T17">find({ </text:span><text:span text:style-name="T16">"</text:span><text:span text:style-name="T17">aspects.</text:span><text:span text:style-name="Strong_20_Emphasis"><text:span text:style-name="T7">hairColor</text:span></text:span><text:span text:style-name="Strong_20_Emphasis"><text:span text:style-name="T8">"</text:span></text:span><text:span text:style-name="T17">: { $exists: true } }).count();</text:span></text:p>
      <text:p text:style-name="Standard"><text:span text:style-name="T3"/></text:p>
      <text:p text:style-name="Standard"><text:span text:style-name="Strong_20_Emphasis"><text:span text:style-name="T4">Exercício 18: </text:span></text:span><text:span text:style-name="T3">Remova </text:span><text:span text:style-name="Strong_20_Emphasis"><text:span text:style-name="T4">apenas um </text:span></text:span><text:span text:style-name="T3">documento publicado pela </text:span><text:span text:style-name="Strong_20_Emphasis"><text:span text:style-name="T4">Sony Pictures </text:span></text:span><text:span text:style-name="T3">.</text:span></text:p>
      <text:p text:style-name="P13"><text:span text:style-name="T3">db.</text:span><text:span text:style-name="T16">superheroes</text:span><text:span text:style-name="T3">.deleteOne({ publisher: "</text:span><text:span text:style-name="T18">Sony Pictures</text:span><text:span text:style-name="T3">" });</text:span></text:p>
      <text:p text:style-name="Standard"><text:span text:style-name="T3"/></text:p>
      <text:p text:style-name="Standard"><text:span text:style-name="Strong_20_Emphasis"><text:span text:style-name="T4">Exercício 19: </text:span></text:span><text:span text:style-name="T3">Remova todos os documentos </text:span><text:span text:style-name="Strong_20_Emphasis"><text:span text:style-name="T4">publicados </text:span></text:span><text:span text:style-name="T3">pelo </text:span><text:span text:style-name="Strong_20_Emphasis"><text:span text:style-name="T4">George Lucas </text:span></text:span><text:span text:style-name="T3">.</text:span></text:p>
      <text:p text:style-name="P1">db.superheroes.deleteMany({ publisher: "George Lucas" }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'Ubuntu Mono', monospace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0T16:17:22.868026410</meta:creation-date>
    <meta:generator>LibreOffice/6.4.6.2$Linux_X86_64 LibreOffice_project/40$Build-2</meta:generator>
    <dc:date>2021-03-10T19:14:55.181807035</dc:date>
    <meta:editing-duration>PT12M32S</meta:editing-duration>
    <meta:editing-cycles>3</meta:editing-cycles>
    <meta:document-statistic meta:table-count="0" meta:image-count="0" meta:object-count="0" meta:page-count="3" meta:paragraph-count="76" meta:word-count="485" meta:character-count="3471" meta:non-whitespace-character-count="2846"/>
  </office:meta>
</office:document-meta>
</file>